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ns42="http://openoffice.org/2009/office" xmlns:form="urn:oasis:names:tc:opendocument:xmlns:form:1.0" xmlns:xml="http://www.w3.org/XML/1998/namespace" xmlns:svg="urn:oasis:names:tc:opendocument:xmlns:svg-compatible:1.0" xmlns:draw="urn:oasis:names:tc:opendocument:xmlns:drawing: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ns42="http://openoffice.org/2009/office" xmlns:form="urn:oasis:names:tc:opendocument:xmlns:form:1.0" xmlns:xml="http://www.w3.org/XML/1998/namespace" xmlns:svg="urn:oasis:names:tc:opendocument:xmlns:svg-compatible:1.0" xmlns:draw="urn:oasis:names:tc:opendocument:xmlns:drawing:1.0" xmlns:manifest="urn:oasis:names:tc:opendocument:xmlns:manifest:1.0" office:version="1.2">
  <office:automatic-styles/>
  <office:body>
    <office:text>
      <text:h text:outline-level="1" text:style-name="Heading">Mon super article pour GNU Linux Mag</text:h>
      <text:p text:style-name="Signature"><text:span>    Prénom et nom</text:span><text:line-break/><text:span>    Fonction ou métier et/ou contribution à des projets libres. Exemple lignes suivantes</text:span></text:p>
      <text:p text:style-name="chapeau"><text:span>    Ceci est le chapeau de l'article. Il s'agit d'une courte introduction au sujet ou à la problématique. Essayez d'être explicite et de donner envie au lecteur de poursuivre la lecture de l'article.</text:span></text:p>
      <text:p text:style-name="Normal"/>
      <text:p text:style-name="Normal"><text:span>Des balises </text:span><text:span text:style-name="code_par">&lt;br&gt;</text:span><text:span> sont obligatoires pour faire des sauts de ligne supplémentaires.</text:span><text:line-break/><text:span>D'ailleurs, il faut les "sortir" des paragraphes en faisant d'autres sauts de lignes avant et après un nouveau paragraphe, sinon cela appliquera le style de votre paragraphe (chapeau, légende, etc.)</text:span></text:p>
      <text:p text:style-name="Normal"/>
      <text:p text:style-name="Normal"><text:span>C'est pas plus mal, ça aère le texte 😉</text:span></text:p>
      <text:p text:style-name="Normal"/>
      <text:p text:style-name="pragma"><text:span>    /// Image : nom</text:span><text:span>_article</text:span><text:span>_figure</text:span><text:span>_01.png ///</text:span></text:p>
      <text:p text:style-name="Normal"/>
      <text:p text:style-name="legende"><text:span>    Fig. 1 : Une légende peut être une simple phrase ou même la mention du numéro de figure. Cependant, pour certains articles, il peut s'agir de plusieurs paragraphes, d'où la nécessité d'utiliser le style « pragma ». Le style utilisé pour une légende.... est « legende ».</text:span></text:p>
      <text:p text:style-name="Normal"/>
      <text:p text:style-name="Normal"><text:span>- </text:span><text:span>Une</text:span></text:p>
      <text:p text:style-name="Normal"><text:span>- </text:span><text:span>liste</text:span></text:p>
      <text:p text:style-name="Normal"><text:span>- </text:span><text:span>normale</text:span></text:p>
      <text:p text:style-name="Normal"/>
      <text:p text:style-name="Normal"><text:span>(Les listes à puce/numéros natives de LibreOffice ne sont pas utilisées, il y aura donc toujours des "-" à la place)</text:span></text:p>
      <text:p text:style-name="Normal"/>
      <text:p text:style-name="Normal"><text:span>- </text:span><text:span>Une</text:span></text:p>
      <text:p text:style-name="Normal"><text:span>- </text:span><text:span>liste</text:span></text:p>
      <text:p text:style-name="Normal"><text:span>- </text:span><text:span>numérotée</text:span></text:p>
      <text:p text:style-name="Normal"><text:span>- </text:span><text:span>qui n'affiche pas de numéros</text:span></text:p>
      <text:p text:style-name="Normal"/>
      <text:p text:style-name="Normal"><text:span>Ceci est un lien (</text:span><text:span text:style-name="url">https://connect.ed-diamond.com/gnu-linux-magazine</text:span><text:span>)</text:span></text:p>
      <text:p text:style-name="Normal"/>
      <text:p text:style-name="Normal"><text:span>Le style de code </text:span><text:span text:style-name="code_par">Hello world!</text:span><text:span> similaire à des balises </text:span><text:span text:style-name="code_par">&lt;code&gt;</text:span><text:span> est disponible.</text:span></text:p>
      <text:p text:style-name="Normal"/>
      <text:p text:style-name="Normal"><text:span>Ainsi que le code en bloc :</text:span></text:p>
      <text:p text:style-name="code"><text:span>&lt;?php</text:span><text:line-break/><text:line-break/><text:span>echo "This is some code to display!";</text:span></text:p>
      <text:p text:style-name="Normal"/>
      <text:p text:style-name="Normal"/>
      <text:p text:style-name="console"><text:span>    Du texte à afficher en console</text:span></text:p>
      <text:p text:style-name="Normal"/>
      <text:h text:outline-level="1" text:style-name="Heading">Heading 1</text:h>
      <text:p text:style-name="Normal"/>
      <text:h text:outline-level="2" text:style-name="Heading 1">Heading 2</text:h>
      <text:p text:style-name="Normal"/>
      <text:h text:outline-level="3" text:style-name="Heading 2">Heading 3</text:h>
      <text:p text:style-name="Normal"/>
      <text:h text:outline-level="4" text:style-name="Heading 3">Heading 4</text:h>
      <text:p text:style-name="Normal"/>
      <text:p text:style-name="Normal"><text:span>(les titres de niveau 5 et 6 ne sont pas utilisés dans le template)</text:span></text:p>
      <text:p text:style-name="Normal"/>
      <text:p text:style-name="Signature"><text:span>    C'est cool 🎉</text:span></text:p>
      <text:p text:style-name="Normal"/>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ns42="http://openoffice.org/2009/office" xmlns:form="urn:oasis:names:tc:opendocument:xmlns:form:1.0" xmlns:xml="http://www.w3.org/XML/1998/namespace" xmlns:svg="urn:oasis:names:tc:opendocument:xmlns:svg-compatible:1.0" xmlns:draw="urn:oasis:names:tc:opendocument:xmlns:drawing:1.0" xmlns:manifest="urn:oasis:names:tc:opendocument:xmlns:manifest:1.0" office:version="1.2">
  <office:styles>
    <text:linenumbering-configuration text:number-lines="false" text:offset="0.499cm" style:num-format="1" text:number-position="left" text:increment="5"/>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Endnote_20_Symbol" style:display-name="Endnote Symbol" style:family="text"/>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Internet_20_link" style:display-name="Internet link" style:family="text">
      <style:text-properties fo:color="#000080" style:text-underline-style="solid" style:text-underline-width="auto" style:text-underline-color="font-color"/>
    </style:style>
    <style:style style:name="List" style:family="paragraph" style:parent-style-name="Text_20_body" style:class="list">
      <style:text-properties style:font-name-complex="Tahoma3" style:font-family-complex="Tahoma"/>
    </style:style>
    <style:style style:name="Normal" style:family="paragraph" style:parent-style-name="Standard" style:master-page-name="">
      <style:paragraph-properties fo:margin-top="0.199cm" fo:margin-bottom="0.101cm" style:contextual-spacing="false" style:page-number="auto"/>
      <style:text-properties style:font-name="Arial1" fo:font-family="Arial" style:font-style-name="Normal" style:font-family-generic="swiss" style:font-pitch="variable" fo:font-size="10pt"/>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Standard" style:family="paragraph" style:class="text"/>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code" style:family="paragraph" style:parent-style-name="Normal" style:next-style-name="Normal" style:master-page-name="">
      <style:paragraph-properties fo:margin-top="0cm" fo:margin-bottom="0cm" style:contextual-spacing="false" style:page-number="auto" fo:background-color="#ffffcc">
        <style:background-image/>
      </style:paragraph-properties>
      <style:text-properties style:font-name="Courier New" fo:font-family="'Courier New'" style:font-family-generic="modern" style:font-pitch="fixed" fo:font-size="8pt"/>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nsole" style:family="paragraph" style:parent-style-name="Normal" style:next-style-name="Normal" style:master-page-name="">
      <style:paragraph-properties fo:margin-top="0cm" fo:margin-bottom="0cm" style:contextual-spacing="false" fo:line-height="100%" style:page-number="auto" fo:background-color="#000000">
        <style:background-image/>
      </style:paragraph-properties>
      <style:text-properties fo:color="#ffffff" style:font-name="Courier New" fo:font-family="'Courier New'" style:font-family-generic="modern" style:font-pitch="fixed" fo:font-size="8pt"/>
    </style:style>
    <style:style style:name="exposant" style:family="text">
      <style:text-properties style:text-position="super 58%"/>
    </style:style>
    <style:style style:name="gras" style:family="text">
      <style:text-properties fo:font-weight="bold"/>
    </style:style>
    <style:style style:name="indice" style:family="text" style:parent-style-name="exposant">
      <style:text-properties style:text-position="sub 58%"/>
    </style:style>
    <style:style style:name="italic" style:family="text">
      <style:text-properties fo:color="#6b2394" fo:font-style="italic" fo:background-color="transparent"/>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note" style:family="paragraph" style:parent-style-name="Normal" style:next-style-name="Normal">
      <style:text-properties fo:font-size="8pt"/>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url" style:family="text">
      <style:text-properties style:font-name="Arial" fo:font-family="Arial" style:font-style-name="Gras" style:font-family-generic="swiss" style:font-pitch="variable" fo:font-size="10pt" fo:font-weight="bold" fo:background-color="#23ff23"/>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table="urn:oasis:names:tc:opendocument:xmlns:table:1.0" xmlns:fo="urn:oasis:names:tc:opendocument:xmlns:xsl-fo-compatible:1.0" xmlns:ns42="http://openoffice.org/2009/office" xmlns:form="urn:oasis:names:tc:opendocument:xmlns:form:1.0" xmlns:xml="http://www.w3.org/XML/1998/namespace" xmlns:svg="urn:oasis:names:tc:opendocument:xmlns:svg-compatible:1.0" xmlns:draw="urn:oasis:names:tc:opendocument:xmlns:drawing:1.0" xmlns:manifest="urn:oasis:names:tc:opendocument:xmlns:manifest:1.0" xmlns:chart="urn:oasis:names:tc:opendocument:xmlns:chart:1.0" xmlns:presentation="urn:oasis:names:tc:opendocument:xmlns:presentation:1.0" office:version="1.2">
  <office:meta>
    <meta:generator>ODFPY/1.4.1</meta:generator>
  </office:meta>
</office:document-meta>
</file>